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Code391" svg:font-family="CCode39" style:font-family-generic="roman"/>
    <style:font-face style:name="Helvetica1" svg:font-family="Helvetica" style:font-family-generic="roman"/>
    <style:font-face style:name="CCode39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6.9118in" style:page-number="auto" table:align="left"/>
    </style:style>
    <style:style style:name="Table1.A" style:family="table-column">
      <style:table-column-properties style:column-width="1.7326in"/>
    </style:style>
    <style:style style:name="Table1.B" style:family="table-column">
      <style:table-column-properties style:column-width="1.7028in"/>
    </style:style>
    <style:style style:name="Table1.C" style:family="table-column">
      <style:table-column-properties style:column-width="2.1903in"/>
    </style:style>
    <style:style style:name="Table1.D" style:family="table-column">
      <style:table-column-properties style:column-width="1.2861in"/>
    </style:style>
    <style:style style:name="Table1.1" style:family="table-row">
      <style:table-row-properties style:row-height="0.75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officeooo:rsid="000b933f" officeooo:paragraph-rsid="0009e569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b933f" officeooo:paragraph-rsid="001a0ea5" style:font-size-asian="10pt" style:font-weight-asian="normal" style:font-size-complex="10pt" style:font-weight-complex="normal"/>
    </style:style>
    <style:style style:name="P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b933f" officeooo:paragraph-rsid="00169822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b933f" officeooo:paragraph-rsid="000d11ef" style:font-size-asian="10pt" style:font-weight-asian="normal" style:font-size-complex="10pt" style:font-weight-complex="normal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9e569" officeooo:paragraph-rsid="001d71d8" style:font-size-asian="10pt" style:font-weight-asian="normal" style:font-size-complex="10pt" style:font-weight-complex="normal"/>
    </style:style>
    <style:style style:name="P6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9e569" officeooo:paragraph-rsid="000d11ef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10e485" officeooo:paragraph-rsid="001d71d8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1d5487" officeooo:paragraph-rsid="001d71d8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93fe2" officeooo:paragraph-rsid="0010e485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93fe2" officeooo:paragraph-rsid="001a0ea5" style:font-size-asian="10pt" style:font-weight-asian="normal" style:font-size-complex="10pt" style:font-weight-complex="normal"/>
    </style:style>
    <style:style style:name="P1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1d71d8" style:font-size-asian="10pt" style:font-weight-asian="normal" style:font-size-complex="10pt" style:font-weight-complex="normal"/>
    </style:style>
    <style:style style:name="P1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1a0ea5" style:font-size-asian="10pt" style:font-weight-asian="normal" style:font-size-complex="10pt" style:font-weight-complex="normal"/>
    </style:style>
    <style:style style:name="P1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rsid="000b933f" officeooo:paragraph-rsid="00169822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1ad24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51447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rsid="00093fe2" officeooo:paragraph-rsid="001d71d8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rsid="00093fe2" officeooo:paragraph-rsid="001a0ea5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rsid="00093fe2" officeooo:paragraph-rsid="00240b69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093fe2" officeooo:paragraph-rsid="001a0ea5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093fe2" officeooo:paragraph-rsid="00240b69" style:font-size-asian="10pt" style:font-weight-asian="normal" style:font-size-complex="10pt" style:font-weight-complex="normal"/>
    </style:style>
    <style:style style:name="P2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0b933f" officeooo:paragraph-rsid="001d71d8" style:font-size-asian="10pt" style:font-weight-asian="normal" style:font-size-complex="10pt" style:font-weight-complex="normal"/>
    </style:style>
    <style:style style:name="P2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0b933f" officeooo:paragraph-rsid="001a0ea5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1a0ea5" officeooo:paragraph-rsid="00251447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22c423" officeooo:paragraph-rsid="00251447" style:font-size-asian="10pt" style:font-weight-asian="normal" style:font-size-complex="10pt" style:font-weight-complex="normal"/>
    </style:style>
    <style:style style:name="P2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0pt" fo:font-weight="normal" officeooo:paragraph-rsid="001a0ea5" style:font-size-asian="10pt" style:font-weight-asian="normal" style:font-size-complex="10pt" style:font-weight-complex="normal"/>
    </style:style>
    <style:style style:name="P26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0pt" fo:font-weight="normal" officeooo:paragraph-rsid="001d71d8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0pt" fo:font-weight="normal" officeooo:rsid="00093fe2" officeooo:paragraph-rsid="0010e485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6c81e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6c81e" style:font-size-asian="10pt" style:font-size-complex="10pt"/>
    </style:style>
    <style:style style:name="P30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fo:color="#000000" style:font-name="Helvetica" fo:font-size="10pt" fo:letter-spacing="normal" fo:font-style="normal" fo:font-weight="normal" officeooo:rsid="0022c423" officeooo:paragraph-rsid="0022c423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fo:color="#000000" style:font-name="Helvetica" fo:font-size="10pt" fo:letter-spacing="normal" fo:font-style="normal" fo:font-weight="normal" officeooo:rsid="0026c81e" officeooo:paragraph-rsid="0026c81e" style:font-size-asian="10pt" style:font-weight-asian="normal" style:font-size-complex="10pt" style:font-weight-complex="normal"/>
    </style:style>
    <style:style style:name="T1" style:family="text">
      <style:text-properties officeooo:rsid="000b933f"/>
    </style:style>
    <style:style style:name="T2" style:family="text">
      <style:text-properties officeooo:rsid="00150131"/>
    </style:style>
    <style:style style:name="T3" style:family="text">
      <style:text-properties officeooo:rsid="001a0ea5"/>
    </style:style>
    <style:style style:name="T4" style:family="text">
      <style:text-properties officeooo:rsid="001be9da"/>
    </style:style>
    <style:style style:name="T5" style:family="text">
      <style:text-properties officeooo:rsid="001d71d8"/>
    </style:style>
    <style:style style:name="T6" style:family="text">
      <style:text-properties officeooo:rsid="001ec64c"/>
    </style:style>
    <style:style style:name="T7" style:family="text">
      <style:text-properties officeooo:rsid="002006b2"/>
    </style:style>
    <style:style style:name="T8" style:family="text">
      <style:text-properties fo:font-variant="normal" fo:text-transform="none" fo:letter-spacing="normal" fo:font-style="normal" officeooo:rsid="0022c423" style:font-weight-asian="normal" style:font-weight-complex="normal"/>
    </style:style>
    <style:style style:name="T9" style:family="text">
      <style:text-properties fo:font-variant="normal" fo:text-transform="none" fo:letter-spacing="normal" fo:font-style="normal" officeooo:rsid="0026c81e" style:font-weight-asian="normal" style:font-weight-complex="normal"/>
    </style:style>
    <style:style style:name="T10" style:family="text">
      <style:text-properties fo:font-variant="normal" fo:text-transform="none" fo:letter-spacing="normal" fo:font-style="normal" officeooo:rsid="0022c423"/>
    </style:style>
    <style:style style:name="T11" style:family="text">
      <style:text-properties fo:font-variant="normal" fo:text-transform="none" fo:letter-spacing="normal" fo:font-style="normal" officeooo:rsid="00251447"/>
    </style:style>
    <style:style style:name="T12" style:family="text">
      <style:text-properties fo:font-variant="normal" fo:text-transform="none" fo:letter-spacing="normal" fo:font-style="normal" officeooo:rsid="0026c81e"/>
    </style:style>
    <style:style style:name="T13" style:family="text">
      <style:text-properties officeooo:rsid="000fafe3" style:font-weight-asian="normal" style:font-weight-complex="normal"/>
    </style:style>
    <style:style style:name="T14" style:family="text">
      <style:text-properties officeooo:rsid="001ec64c" style:font-weight-asian="normal" style:font-weight-complex="normal"/>
    </style:style>
    <style:style style:name="T15" style:family="text">
      <style:text-properties officeooo:rsid="00246d87" style:font-weight-asian="normal" style:font-weight-complex="normal"/>
    </style:style>
    <style:style style:name="T16" style:family="text">
      <style:text-properties officeooo:rsid="0022c423"/>
    </style:style>
    <style:style style:name="T17" style:family="text">
      <style:text-properties officeooo:rsid="00240b69"/>
    </style:style>
    <style:style style:name="T18" style:family="text">
      <style:text-properties officeooo:rsid="002514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5">*X%LOGOUT*</text:p>
            <text:p text:style-name="P2">LOGOUT</text:p>
          </table:table-cell>
          <table:table-cell table:style-name="Table1.A1" office:value-type="string">
            <text:p text:style-name="P15">*<text:span text:style-name="T3">U</text:span>%<text:span text:style-name="T3">PICKER1</text:span>*</text:p>
            <text:p text:style-name="P23">PICKER1</text:p>
          </table:table-cell>
          <table:table-cell table:style-name="Table1.A1" office:value-type="string">
            <text:p text:style-name="P29"><text:span text:style-name="T13">*</text:span><text:span text:style-name="T14">C%</text:span><text:span text:style-name="T9">AA112238</text:span><text:span text:style-name="T13">*</text:span></text:p>
            <text:p text:style-name="P31">AA112238</text:p>
          </table:table-cell>
          <table:table-cell table:style-name="Table1.A1" office:value-type="string">
            <text:p text:style-name="P16">*<text:span text:style-name="T7">P</text:span>%<text:span text:style-name="T5">1</text:span>*</text:p>
            <text:p text:style-name="P8">POS1</text:p>
          </table:table-cell>
        </table:table-row>
        <table:table-row table:style-name="Table1.1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5">*<text:span text:style-name="T3">U</text:span>%<text:span text:style-name="T3">PICKER2</text:span>*</text:p>
            <text:p text:style-name="P23">PICKER2</text:p>
          </table:table-cell>
          <table:table-cell table:style-name="Table1.A1" office:value-type="string">
            <text:p text:style-name="P29"><text:span text:style-name="T13">*</text:span><text:span text:style-name="T14">C%</text:span><text:span text:style-name="T9">AA112239</text:span><text:span text:style-name="T13">*</text:span></text:p>
            <text:p text:style-name="P31">AA112239</text:p>
          </table:table-cell>
          <table:table-cell table:style-name="Table1.A1" office:value-type="string">
            <text:p text:style-name="P27">*<text:span text:style-name="T7">P</text:span>%2*</text:p>
            <text:p text:style-name="P9">POS2</text:p>
          </table:table-cell>
        </table:table-row>
        <table:table-row table:style-name="Table1.1">
          <table:table-cell table:style-name="Table1.A1" office:value-type="string">
            <text:p text:style-name="P11">*<text:span text:style-name="T1">X%SETUP*</text:span></text:p>
            <text:p text:style-name="P21">SETUP</text:p>
          </table:table-cell>
          <table:table-cell table:style-name="Table1.A1" office:value-type="string">
            <text:p text:style-name="P15">*L%<text:span text:style-name="T16">D-25</text:span>*</text:p>
            <text:p text:style-name="P24">D-<text:span text:style-name="T18">25</text:span></text:p>
          </table:table-cell>
          <table:table-cell table:style-name="Table1.A1" office:value-type="string">
            <text:p text:style-name="P28">*<text:span text:style-name="T6">C%</text:span><text:span text:style-name="T12">AA112240</text:span>*</text:p>
            <text:p text:style-name="P31">AA112240</text:p>
          </table:table-cell>
          <table:table-cell table:style-name="Table1.A1" office:value-type="string">
            <text:p text:style-name="P27">*<text:span text:style-name="T7">P</text:span>%3*</text:p>
            <text:p text:style-name="P9">POS3</text:p>
          </table:table-cell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5">*L%<text:span text:style-name="T16">D-75</text:span>*</text:p>
            <text:p text:style-name="P24">D-<text:span text:style-name="T18">75</text:span></text:p>
          </table:table-cell>
          <table:table-cell table:style-name="Table1.A1" office:value-type="string">
            <text:p text:style-name="P28">*<text:span text:style-name="T6">C%</text:span><text:span text:style-name="T12">AA112241</text:span>*</text:p>
            <text:p text:style-name="P31">AA112241</text:p>
          </table:table-cell>
          <table:table-cell table:style-name="Table1.A1" office:value-type="string">
            <text:p text:style-name="P17">*<text:span text:style-name="T7">P</text:span>%<text:span text:style-name="T3">4</text:span>*</text:p>
            <text:p text:style-name="P10">POS<text:span text:style-name="T4">4</text:span></text:p>
          </table:table-cell>
        </table:table-row>
        <table:table-row table:style-name="Table1.1">
          <table:table-cell table:style-name="Table1.A1" office:value-type="string">
            <text:p text:style-name="P26">*X%START*</text:p>
            <text:p text:style-name="P5">START PICK</text:p>
          </table:table-cell>
          <table:table-cell table:style-name="Table1.A1" office:value-type="string">
            <text:p text:style-name="P15">*L%<text:span text:style-name="T16">D-125</text:span>*</text:p>
            <text:p text:style-name="P24">D-1<text:span text:style-name="T18">25</text:span></text:p>
          </table:table-cell>
          <table:table-cell table:style-name="Table1.A1" office:value-type="string">
            <text:p text:style-name="P28">*<text:span text:style-name="T6">C%</text:span><text:span text:style-name="T12">AA112233</text:span>*</text:p>
            <text:p text:style-name="P31">AA112233</text:p>
          </table:table-cell>
          <table:table-cell table:style-name="Table1.A1" office:value-type="string">
            <text:p text:style-name="P17">*<text:span text:style-name="T7">P</text:span>%<text:span text:style-name="T17">5</text:span>*</text:p>
            <text:p text:style-name="P19">POS<text:span text:style-name="T17">5</text:span>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8">*<text:span text:style-name="T6">C%</text:span><text:span text:style-name="T12">AA112234</text:span>*</text:p>
            <text:p text:style-name="P31">AA112234</text:p>
          </table:table-cell>
          <table:table-cell table:style-name="Table1.A1" office:value-type="string">
            <text:p text:style-name="P17">*<text:span text:style-name="T7">P</text:span>%<text:span text:style-name="T17">6</text:span>*</text:p>
            <text:p text:style-name="P19">POS<text:span text:style-name="T17">6</text:span></text:p>
          </table:table-cell>
        </table:table-row>
        <table:table-row table:style-name="Table1.1">
          <table:table-cell table:style-name="Table1.A1" office:value-type="string">
            <text:p text:style-name="P26">*X%SHORT*</text:p>
            <text:p text:style-name="P5">SHORT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8">*<text:span text:style-name="T6">C%</text:span><text:span text:style-name="T12">AA112235</text:span>*</text:p>
            <text:p text:style-name="P31">AA112235</text:p>
          </table:table-cell>
          <table:table-cell table:style-name="Table1.A1" office:value-type="string">
            <text:p text:style-name="P17">*<text:span text:style-name="T7">P</text:span>%<text:span text:style-name="T17">7</text:span>*</text:p>
            <text:p text:style-name="P19">POS<text:span text:style-name="T17">7</text:span>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8">*<text:span text:style-name="T6">C%</text:span><text:span text:style-name="T12">AA112236</text:span>*</text:p>
            <text:p text:style-name="P31">AA112236</text:p>
          </table:table-cell>
          <table:table-cell table:style-name="Table1.A1" office:value-type="string">
            <text:p text:style-name="P17">*<text:span text:style-name="T7">P</text:span>%<text:span text:style-name="T17">8</text:span>*</text:p>
            <text:p text:style-name="P19">POS<text:span text:style-name="T17">8</text:span></text:p>
          </table:table-cell>
        </table:table-row>
        <table:table-row table:style-name="Table1.1">
          <table:table-cell table:style-name="Table1.A1" office:value-type="string">
            <text:p text:style-name="P13">*X%NO*</text:p>
            <text:p text:style-name="P3">NO (CO<text:span text:style-name="T2">N</text:span>FIRM)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28">*<text:span text:style-name="T6">C%</text:span><text:span text:style-name="T12">AA112237</text:span>*</text:p>
            <text:p text:style-name="P31">AA112237</text:p>
            <text:p text:style-name="P30"/>
          </table:table-cell>
          <table:table-cell table:style-name="Table1.A1" office:value-type="string">
            <text:p text:style-name="P18">*<text:span text:style-name="T7">P</text:span>%<text:span text:style-name="T17">9</text:span>*</text:p>
            <text:p text:style-name="P20">POS<text:span text:style-name="T17">9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12">*<text:span text:style-name="T1">X%YES*</text:span></text:p>
            <text:p text:style-name="P2">YES (CONFIRM)</text:p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Code391" svg:font-family="CCode39" style:font-family-generic="roman"/>
    <style:font-face style:name="Helvetica1" svg:font-family="Helvetica" style:font-family-generic="roman"/>
    <style:font-face style:name="CCode39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4:30:14</meta:creation-date>
    <meta:print-date>2014-03-06T09:33:18.558528000</meta:print-date>
    <dc:date>2014-04-17T18:57:47.320569000</dc:date>
    <meta:editing-duration>P7DT15H55M50S</meta:editing-duration>
    <meta:editing-cycles>26</meta:editing-cycles>
    <meta:generator>LibreOffice/4.2.1.1$MacOSX_X86_64 LibreOffice_project/d7dbbd7842e6a58b0f521599204e827654e1fb8b</meta:generator>
    <meta:document-statistic meta:table-count="1" meta:image-count="0" meta:object-count="0" meta:page-count="1" meta:paragraph-count="58" meta:word-count="61" meta:character-count="436" meta:non-whitespace-character-count="433"/>
  </office:meta>
</office:document-meta>
</file>